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63.2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135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35" style:family="table-column">
      <style:table-column-properties fo:break-before="auto" style:column-width="56.35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7.09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5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color="#800000" fo:font-size="10pt" style:text-underline-style="none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7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8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89" style:family="table-cell" style:parent-style-name="Default" style:data-style-name="N42">
      <style:table-cell-properties style:vertical-align="middle"/>
    </style:style>
    <style:style style:name="ce9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9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fo:wrap-option="wrap" style:vertical-align="middle"/>
      <style:text-properties style:use-window-font-color="true"/>
    </style:style>
    <style:style style:name="ce98" style:family="table-cell" style:parent-style-name="Default">
      <style:text-properties style:use-window-font-color="true"/>
    </style:style>
    <style:style style:name="ce99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order-bottom="0.74pt solid #000000" fo:border-left="none" fo:border-right="none" fo:border-top="none"/>
    </style:style>
    <style:style style:name="ce102" style:family="table-cell" style:parent-style-name="Default">
      <style:table-cell-properties fo:border-bottom="none" fo:border-left="none" fo:border-right="none" fo:border-top="0.74pt solid #000000"/>
    </style:style>
    <style:style style:name="ce103" style:family="table-cell" style:parent-style-name="Default">
      <style:table-cell-properties fo:border-bottom="0.74pt solid #000000" fo:wrap-option="wrap" fo:border-left="none" fo:border-right="none" fo:border-top="none"/>
    </style:style>
    <style:style style:name="ce104" style:family="table-cell" style:parent-style-name="Default">
      <style:table-cell-properties fo:border-bottom="none" fo:wrap-option="wrap" fo:border-left="none" fo:border-right="none" fo:border-top="0.74pt solid #000000"/>
    </style:style>
    <style:style style:name="ce105" style:family="table-cell" style:parent-style-name="Default">
      <style:text-properties fo:color="#666666"/>
    </style:style>
    <style:style style:name="ce106" style:family="table-cell" style:parent-style-name="Default">
      <style:table-cell-properties fo:wrap-option="wrap"/>
      <style:text-properties style:use-window-font-color="true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0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1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3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14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6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17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19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20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1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2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23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1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2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32" style:family="table-cell" style:parent-style-name="Default">
      <style:text-properties fo:font-weight="bold" style:font-weight-asian="bold" style:font-weight-complex="bold"/>
    </style:style>
    <style:style style:name="ce133" style:family="table-cell" style:parent-style-name="Default"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ext-properties style:use-window-font-color="true"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7" style:family="table-cell" style:parent-style-name="Default" style:data-style-name="N82"/>
    <style:style style:name="ce138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6" style:family="table-cell" style:parent-style-name="Default" style:data-style-name="N37"/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4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6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none"/>
    </style:style>
    <style:style style:name="ce163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2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11pt" style:font-size-asian="11pt" style:font-size-complex="11pt" style:font-weight-asian="bold" style:font-weight-complex="bold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9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50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6" table:default-cell-style-name="ce21"/>
        <table:table-column table:style-name="co14" table:default-cell-style-name="ce21"/>
        <table:table-column table:style-name="co23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77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1" office:value-type="string" calcext:value-type="string">
            <text:p>Image Content and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0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Portrait, If Applicab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  <table:table-cell table:style-name="ce91"/>
          <table:table-cell table:number-columns-repeated="1004"/>
        </table:table-row>
        <table:table-row table:style-name="ro10">
          <table:table-cell table:style-name="ce26"/>
          <table:table-cell table:number-columns-repeated="3"/>
          <table:table-cell table:style-name="ce52"/>
          <table:table-cell table:style-name="ce63"/>
          <table:table-cell table:style-name="ce68"/>
          <table:table-cell table:style-name="ce79"/>
          <table:table-cell table:style-name="ce68"/>
          <table:table-cell table:style-name="ce79"/>
          <table:table-cell table:style-name="ce68"/>
          <table:table-cell table:style-name="ce79"/>
          <table:table-cell table:style-name="ce68"/>
          <table:table-cell table:style-name="ce79"/>
          <table:table-cell table:style-name="ce68"/>
          <table:table-cell table:style-name="ce79"/>
          <table:table-cell table:style-name="ce68"/>
          <table:table-cell table:style-name="ce79"/>
          <table:table-cell table:style-name="ce91" table:number-columns-repeated="2"/>
          <table:table-cell table:number-columns-repeated="1004"/>
        </table:table-row>
        <table:table-row table:style-name="ro11">
          <table:table-cell table:style-name="ce27" office:value-type="string" calcext:value-type="string">
            <text:p>0a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Thu</text:p>
          </table:table-cell>
          <table:table-cell table:style-name="ce43" office:value-type="date" office:date-value="2020-02-13" calcext:value-type="date">
            <text:p>02-13</text:p>
          </table:table-cell>
          <table:table-cell table:style-name="ce53" office:value-type="string" calcext:value-type="string">
            <text:p>0a-my_process – Introduce the 6-Step Process</text:p>
          </table:table-cell>
          <table:table-cell table:style-name="ce64" office:value-type="string" calcext:value-type="string">
            <text:p>A-AP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80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80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80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80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80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80" office:value-type="time" office:time-value="PT13H45M00S" calcext:value-type="time">
            <text:p>01:45 PM</text:p>
          </table:table-cell>
          <table:table-cell table:style-name="ce92" office:value-type="string" calcext:value-type="string">
            <text:p>0a-my_process</text:p>
          </table:table-cell>
          <table:table-cell table:style-name="ce91"/>
          <table:table-cell table:number-columns-repeated="1004"/>
        </table:table-row>
        <table:table-row table:style-name="ro11">
          <table:table-cell table:style-name="ce28" office:value-type="string" calcext:value-type="string">
            <text:p>0b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string" calcext:value-type="string">
            <text:p>Fri</text:p>
          </table:table-cell>
          <table:table-cell table:style-name="ce44" office:value-type="date" office:date-value="2020-02-14" calcext:value-type="date">
            <text:p>02-14</text:p>
          </table:table-cell>
          <table:table-cell table:style-name="ce54" office:value-type="string" calcext:value-type="string">
            <text:p>0b-it_evolves-tomh_1987 – <text:span text:style-name="T3">Tom H 1987</text:span></text:p>
          </table:table-cell>
          <table:table-cell table:style-name="ce65" office:value-type="string" calcext:value-type="string">
            <text:p>A-AP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1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1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1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1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1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1" office:value-type="time" office:time-value="PT13H40M00S" calcext:value-type="time">
            <text:p>01:40 PM</text:p>
          </table:table-cell>
          <table:table-cell table:style-name="ce93" office:value-type="string" calcext:value-type="string">
            <text:p>0b-it_evolves-tomh_1987</text:p>
          </table:table-cell>
          <table:table-cell table:style-name="ce91"/>
          <table:table-cell table:style-name="ce21" table:number-columns-repeated="1004"/>
        </table:table-row>
        <table:table-row table:style-name="ro7">
          <table:table-cell table:style-name="ce2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5" office:value-type="date" office:date-value="2020-02-15" calcext:value-type="date">
            <text:p>02-15</text:p>
          </table:table-cell>
          <table:table-cell table:style-name="ce55" office:value-type="string" calcext:value-type="string">
            <text:p>1a-step_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2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2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2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2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2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2" office:value-type="time" office:time-value="PT11H00M00S" calcext:value-type="time">
            <text:p>11:00 AM</text:p>
          </table:table-cell>
          <table:table-cell table:style-name="ce94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5" office:value-type="date" office:date-value="2020-02-16" calcext:value-type="date">
            <text:p>02-16</text:p>
          </table:table-cell>
          <table:table-cell table:style-name="ce55" office:value-type="string" calcext:value-type="string">
            <text:p>1b-jeffersons_profile – <text:span text:style-name="T3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2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2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2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2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2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2" office:value-type="time" office:time-value="PT11H55M00S" calcext:value-type="time">
            <text:p>11:55 AM</text:p>
          </table:table-cell>
          <table:table-cell table:style-name="ce94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2-17" calcext:value-type="date">
            <text:p>02-17</text:p>
          </table:table-cell>
          <table:table-cell table:style-name="ce55" office:value-type="string" calcext:value-type="string">
            <text:p>1c-hamiltons_profile-1 – <text:span text:style-name="T3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2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2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2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2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2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2" office:value-type="time" office:time-value="PT10H20M00S" calcext:value-type="time">
            <text:p>10:20 AM</text:p>
          </table:table-cell>
          <table:table-cell table:style-name="ce94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Tue</text:p>
          </table:table-cell>
          <table:table-cell table:style-name="ce46" office:value-type="date" office:date-value="2020-02-18" calcext:value-type="date">
            <text:p>02-18</text:p>
          </table:table-cell>
          <table:table-cell table:style-name="ce56" office:value-type="string" calcext:value-type="string">
            <text:p><text:span text:style-name="T4">1d-combo_image – </text:span>Jefferson &amp; Hamilt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2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2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2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2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2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2" office:value-type="time" office:time-value="PT20H20M00S" calcext:value-type="time">
            <text:p>08:20 PM</text:p>
          </table:table-cell>
          <table:table-cell table:style-name="ce94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2a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Thu</text:p>
          </table:table-cell>
          <table:table-cell table:style-name="ce47" office:value-type="date" office:date-value="2020-02-20" calcext:value-type="date">
            <text:p>02-20</text:p>
          </table:table-cell>
          <table:table-cell table:style-name="ce57" office:value-type="string" calcext:value-type="string">
            <text:p>2a-step_2 – Step 2 – Answer a questionnaire</text:p>
          </table:table-cell>
          <table:table-cell table:style-name="ce40" office:value-type="string" calcext:value-type="string">
            <text:p>SOM-QZ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3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3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3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3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3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3" office:value-type="time" office:time-value="PT17H45M00S" calcext:value-type="time">
            <text:p>05:45 PM</text:p>
          </table:table-cell>
          <table:table-cell table:style-name="ce92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2b</text:p>
          </table:table-cell>
          <table:table-cell table:style-name="ce38" office:value-type="float" office:value="8" calcext:value-type="float">
            <text:p>8</text:p>
          </table:table-cell>
          <table:table-cell table:style-name="ce42" office:value-type="string" calcext:value-type="string">
            <text:p>Fri</text:p>
          </table:table-cell>
          <table:table-cell table:style-name="ce48" office:value-type="date" office:date-value="2020-02-21" calcext:value-type="date">
            <text:p>02-21</text:p>
          </table:table-cell>
          <table:table-cell table:style-name="ce58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66" office:value-type="string" calcext:value-type="string">
            <text:p>SOM-QZ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4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4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4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4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4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4" office:value-type="time" office:time-value="PT17H20M00S" calcext:value-type="time">
            <text:p>05:20 PM</text:p>
          </table:table-cell>
          <table:table-cell table:style-name="ce95" office:value-type="string" calcext:value-type="string">
            <text:p>2b-tomh-humanmetrics</text:p>
          </table:table-cell>
          <table:table-cell table:style-name="ce97"/>
          <table:table-cell table:style-name="ce98" table:number-columns-repeated="1004"/>
        </table:table-row>
        <table:table-row table:style-name="ro7">
          <table:table-cell table:style-name="ce3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2" calcext:value-type="date">
            <text:p>02-22</text:p>
          </table:table-cell>
          <table:table-cell table:style-name="ce55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2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2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2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2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2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2" office:value-type="time" office:time-value="PT16H55M00S" calcext:value-type="time">
            <text:p>04:55 PM</text:p>
          </table:table-cell>
          <table:table-cell table:style-name="ce94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2d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Sun</text:p>
          </table:table-cell>
          <table:table-cell table:style-name="ce44" office:value-type="date" office:date-value="2020-02-23" calcext:value-type="date">
            <text:p>02-23</text:p>
          </table:table-cell>
          <table:table-cell table:style-name="ce59" office:value-type="string" calcext:value-type="string">
            <text:p><text:span text:style-name="T4">2d-combo_image – </text:span>Humanmetrics &amp; MBTI</text:p>
          </table:table-cell>
          <table:table-cell table:style-name="ce37" office:value-type="string" calcext:value-type="string">
            <text:p>SOM-QZ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5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5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5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5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5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5" office:value-type="time" office:time-value="PT18H15M00S" calcext:value-type="time">
            <text:p>06:15 PM</text:p>
          </table:table-cell>
          <table:table-cell table:style-name="ce93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2-25" calcext:value-type="date">
            <text:p>02-25</text:p>
          </table:table-cell>
          <table:table-cell table:style-name="ce55" office:value-type="string" calcext:value-type="string">
            <text:p>3a-step_3 – Use a program to draw – later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6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6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6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6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6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6" office:value-type="time" office:time-value="PT20H45M00S" calcext:value-type="time">
            <text:p>08:45 PM</text:p>
          </table:table-cell>
          <table:table-cell table:style-name="ce96" office:value-type="string" calcext:value-type="string">
            <text:p>3a-step_3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" office:value-type="string" calcext:value-type="string">
            <text:p>Wed</text:p>
          </table:table-cell>
          <table:table-cell table:style-name="ce46" office:value-type="date" office:date-value="2020-02-26" calcext:value-type="date">
            <text:p>02-26</text:p>
          </table:table-cell>
          <table:table-cell table:style-name="ce52" office:value-type="string" calcext:value-type="string">
            <text:p>3b-drawing-luke – <text:span text:style-name="T3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6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6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6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6" office:value-type="time" office:time-value="PT18H00M00S" calcext:value-type="time">
            <text:p>06:0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6" office:value-type="time" office:time-value="PT18H00M00S" calcext:value-type="time">
            <text:p>06:00 PM</text:p>
          </table:table-cell>
          <table:table-cell table:style-name="ce96" office:value-type="string" calcext:value-type="string">
            <text:p>3b-drawing-luk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2-27" calcext:value-type="date">
            <text:p>02-27</text:p>
          </table:table-cell>
          <table:table-cell table:style-name="ce55" office:value-type="string" calcext:value-type="string">
            <text:p>3c-drawing-darth – <text:span text:style-name="T3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96" office:value-type="string" calcext:value-type="string">
            <text:p>3c-drawing-darth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2-29" calcext:value-type="date">
            <text:p>02-29</text:p>
          </table:table-cell>
          <table:table-cell table:style-name="ce56" office:value-type="string" calcext:value-type="string">
            <text:p><text:span text:style-name="T4">3d-combo_image – </text:span>Luke Skywalker &amp; Darth Vader</text:p>
          </table:table-cell>
          <table:table-cell table:style-name="ce22" office:value-type="string" calcext:value-type="string">
            <text:p>GROJA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6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6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6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6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6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6" office:value-type="time" office:time-value="PT15H30M00S" calcext:value-type="time">
            <text:p>03:30 PM</text:p>
          </table:table-cell>
          <table:table-cell table:style-name="ce96" office:value-type="string" calcext:value-type="string">
            <text:p>3d-combo_imag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27" office:value-type="string" calcext:value-type="string">
            <text:p>4a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Wed</text:p>
          </table:table-cell>
          <table:table-cell table:style-name="ce47" office:value-type="date" office:date-value="2020-03-04" calcext:value-type="date">
            <text:p>03-04</text:p>
          </table:table-cell>
          <table:table-cell table:style-name="ce57" office:value-type="string" calcext:value-type="string">
            <text:p>4a-step_4 – Step 4 – Post images online</text:p>
          </table:table-cell>
          <table:table-cell table:style-name="ce40" office:value-type="string" calcext:value-type="string">
            <text:p>SOM-GAL</text:p>
          </table:table-cell>
          <table:table-cell table:style-name="ce74" office:value-type="date" office:date-value="2020-03-04" calcext:value-type="date">
            <text:p>03-04</text:p>
          </table:table-cell>
          <table:table-cell table:style-name="ce87" office:value-type="time" office:time-value="PT19H30M00S" calcext:value-type="time">
            <text:p>07:30 PM</text:p>
          </table:table-cell>
          <table:table-cell table:style-name="ce74" office:value-type="date" office:date-value="2020-03-04" calcext:value-type="date">
            <text:p>03-04</text:p>
          </table:table-cell>
          <table:table-cell table:style-name="ce87" office:value-type="time" office:time-value="PT19H30M00S" calcext:value-type="time">
            <text:p>07:30 PM</text:p>
          </table:table-cell>
          <table:table-cell table:style-name="ce74" office:value-type="date" office:date-value="2020-03-04" calcext:value-type="date">
            <text:p>03-04</text:p>
          </table:table-cell>
          <table:table-cell table:style-name="ce87" office:value-type="time" office:time-value="PT19H30M00S" calcext:value-type="time">
            <text:p>07:30 PM</text:p>
          </table:table-cell>
          <table:table-cell table:style-name="ce74" office:value-type="date" office:date-value="2020-03-04" calcext:value-type="date">
            <text:p>03-04</text:p>
          </table:table-cell>
          <table:table-cell table:style-name="ce87" office:value-type="time" office:time-value="PT19H30M00S" calcext:value-type="time">
            <text:p>07:30 PM</text:p>
          </table:table-cell>
          <table:table-cell table:style-name="ce74" office:value-type="date" office:date-value="2020-03-04" calcext:value-type="date">
            <text:p>03-04</text:p>
          </table:table-cell>
          <table:table-cell table:style-name="ce87" office:value-type="time" office:time-value="PT19H30M00S" calcext:value-type="time">
            <text:p>07:30 PM</text:p>
          </table:table-cell>
          <table:table-cell table:style-name="ce74" office:value-type="date" office:date-value="2020-03-04" calcext:value-type="date">
            <text:p>03-04</text:p>
          </table:table-cell>
          <table:table-cell table:style-name="ce87" office:value-type="time" office:time-value="PT19H30M00S" calcext:value-type="time">
            <text:p>07:30 PM</text:p>
          </table:table-cell>
          <table:table-cell table:style-name="ce92" office:value-type="string" calcext:value-type="string">
            <text:p>4a-step_4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05" calcext:value-type="date">
            <text:p>03-05</text:p>
          </table:table-cell>
          <table:table-cell table:style-name="ce55" office:value-type="string" calcext:value-type="string">
            <text:p>4b-seeourminds-mulder – <text:span text:style-name="T3">Fox Mulder</text:span></text:p>
          </table:table-cell>
          <table:table-cell table:style-name="ce49" office:value-type="string" calcext:value-type="string">
            <text:p>AV-MS</text:p>
          </table:table-cell>
          <table:table-cell table:style-name="ce72" office:value-type="date" office:date-value="2020-03-05" calcext:value-type="date">
            <text:p>03-05</text:p>
          </table:table-cell>
          <table:table-cell table:style-name="ce86" office:value-type="time" office:time-value="PT12H10M00S" calcext:value-type="time">
            <text:p>12:10 PM</text:p>
          </table:table-cell>
          <table:table-cell table:style-name="ce72" office:value-type="date" office:date-value="2020-03-05" calcext:value-type="date">
            <text:p>03-05</text:p>
          </table:table-cell>
          <table:table-cell table:style-name="ce86" office:value-type="time" office:time-value="PT12H10M00S" calcext:value-type="time">
            <text:p>12:10 PM</text:p>
          </table:table-cell>
          <table:table-cell table:style-name="ce72" office:value-type="date" office:date-value="2020-03-05" calcext:value-type="date">
            <text:p>03-05</text:p>
          </table:table-cell>
          <table:table-cell table:style-name="ce86" office:value-type="time" office:time-value="PT12H10M00S" calcext:value-type="time">
            <text:p>12:10 PM</text:p>
          </table:table-cell>
          <table:table-cell table:style-name="ce72" office:value-type="date" office:date-value="2020-03-05" calcext:value-type="date">
            <text:p>03-05</text:p>
          </table:table-cell>
          <table:table-cell table:style-name="ce86" office:value-type="time" office:time-value="PT12H10M00S" calcext:value-type="time">
            <text:p>12:10 PM</text:p>
          </table:table-cell>
          <table:table-cell table:style-name="ce72" office:value-type="date" office:date-value="2020-03-05" calcext:value-type="date">
            <text:p>03-05</text:p>
          </table:table-cell>
          <table:table-cell table:style-name="ce86" office:value-type="time" office:time-value="PT12H10M00S" calcext:value-type="time">
            <text:p>12:10 PM</text:p>
          </table:table-cell>
          <table:table-cell table:style-name="ce72" office:value-type="date" office:date-value="2020-03-05" calcext:value-type="date">
            <text:p>03-05</text:p>
          </table:table-cell>
          <table:table-cell table:style-name="ce86" office:value-type="time" office:time-value="PT12H10M00S" calcext:value-type="time">
            <text:p>12:10 PM</text:p>
          </table:table-cell>
          <table:table-cell table:style-name="ce94" office:value-type="string" calcext:value-type="string">
            <text:p>4b-seeourminds-mulder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5" office:value-type="date" office:date-value="2020-03-06" calcext:value-type="date">
            <text:p>03-06</text:p>
          </table:table-cell>
          <table:table-cell table:style-name="ce55" office:value-type="string" calcext:value-type="string">
            <text:p>SeeOurminds vs. Artsyvisions – <text:span text:style-name="T3">Dana Scully</text:span></text:p>
          </table:table-cell>
          <table:table-cell table:style-name="ce49" office:value-type="string" calcext:value-type="string">
            <text:p>AV-MS</text:p>
          </table:table-cell>
          <table:table-cell table:style-name="ce75" office:value-type="date" office:date-value="2020-03-06" calcext:value-type="date">
            <text:p>03-06</text:p>
          </table:table-cell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32" office:value-type="string" calcext:value-type="string">
            <text:p>4d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3-07" calcext:value-type="date">
            <text:p>03-07</text:p>
          </table:table-cell>
          <table:table-cell table:style-name="ce59" office:value-type="string" calcext:value-type="string">
            <text:p>Mulder &amp; Scully combo image with pcts</text:p>
          </table:table-cell>
          <table:table-cell table:style-name="ce65" office:value-type="string" calcext:value-type="string">
            <text:p>AV-MS</text:p>
          </table:table-cell>
          <table:table-cell table:style-name="ce70"/>
          <table:table-cell table:style-name="ce81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" office:value-type="string" calcext:value-type="string">
            <text:p>Mon</text:p>
          </table:table-cell>
          <table:table-cell table:style-name="ce46" office:value-type="date" office:date-value="2020-03-09" calcext:value-type="date">
            <text:p>03-09</text:p>
          </table:table-cell>
          <table:table-cell table:style-name="ce55" office:value-type="string" calcext:value-type="string">
            <text:p>Step 5 – Use selected images in ebooks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3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0</text:p>
          </table:table-cell>
          <table:table-cell table:style-name="ce55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3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5" office:value-type="string" calcext:value-type="string">
            <text:p><text:span text:style-name="T7">Images can be difficult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3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3-12" calcext:value-type="date">
            <text:p>03-12</text:p>
          </table:table-cell>
          <table:table-cell table:style-name="ce56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27" office:value-type="string" calcext:value-type="string">
            <text:p>6a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Mon</text:p>
          </table:table-cell>
          <table:table-cell table:style-name="ce47" office:value-type="date" office:date-value="2020-03-16" calcext:value-type="date">
            <text:p>03-16</text:p>
          </table:table-cell>
          <table:table-cell table:style-name="ce57" office:value-type="string" calcext:value-type="string">
            <text:p>Step 6 – Post images to social networks</text:p>
          </table:table-cell>
          <table:table-cell table:style-name="ce64" office:value-type="string" calcext:value-type="string">
            <text:p>A-AP</text:p>
          </table:table-cell>
          <table:table-cell table:style-name="ce69"/>
          <table:table-cell table:style-name="ce80"/>
          <table:table-cell table:style-name="ce43"/>
          <table:table-cell table:style-name="ce87"/>
          <table:table-cell table:style-name="ce43"/>
          <table:table-cell table:style-name="ce87"/>
          <table:table-cell table:style-name="ce43"/>
          <table:table-cell table:style-name="ce87"/>
          <table:table-cell table:style-name="ce43"/>
          <table:table-cell table:style-name="ce87"/>
          <table:table-cell table:style-name="ce43"/>
          <table:table-cell table:style-name="ce87"/>
          <table:table-cell table:style-name="ce92"/>
          <table:table-cell table:number-columns-repeated="1005"/>
        </table:table-row>
        <table:table-row table:style-name="ro7">
          <table:table-cell table:style-name="ce3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52" office:value-type="string" calcext:value-type="string">
            <text:p><text:span text:style-name="T7">Post to Social Sites – </text:span><text:span text:style-name="T8">George Washington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3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5" office:value-type="string" calcext:value-type="string">
            <text:p><text:span text:style-name="T9">Summary next: relationships – </text:span><text:span text:style-name="T3">Patrick Henry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32" office:value-type="string" calcext:value-type="string">
            <text:p>6d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string" calcext:value-type="string">
            <text:p>Thu</text:p>
          </table:table-cell>
          <table:table-cell table:style-name="ce44" office:value-type="date" office:date-value="2020-03-19" calcext:value-type="date">
            <text:p>03-19</text:p>
          </table:table-cell>
          <table:table-cell table:style-name="ce59" office:value-type="string" calcext:value-type="string">
            <text:p>Founders deluxe combo image with pcts</text:p>
          </table:table-cell>
          <table:table-cell table:style-name="ce65" office:value-type="string" calcext:value-type="string">
            <text:p>A-AP</text:p>
          </table:table-cell>
          <table:table-cell table:style-name="ce70"/>
          <table:table-cell table:style-name="ce81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93"/>
          <table:table-cell table:number-columns-repeated="1005"/>
        </table:table-row>
        <table:table-row table:style-name="ro7">
          <table:table-cell table:style-name="ce26"/>
          <table:table-cell table:style-name="ce11" table:number-columns-repeated="3"/>
          <table:table-cell table:style-name="ce56"/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3" office:value-type="string" calcext:value-type="string">
            <text:p>“Link To” Key</text:p>
          </table:table-cell>
          <table:table-cell table:style-name="ce11"/>
          <table:table-cell table:style-name="ce55"/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-AP</text:p>
          </table:table-cell>
          <table:table-cell table:style-name="ce52" office:value-type="string" calcext:value-type="string">
            <text:p>amazon author page</text:p>
          </table:table-cell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11" office:value-type="string" calcext:value-type="string">
            <text:p>A-VPP</text:p>
          </table:table-cell>
          <table:table-cell table:style-name="ce55" office:value-type="string" calcext:value-type="string">
            <text:p>Visualizing Politicians’ Personalities</text:p>
          </table:table-cell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V-MS</text:p>
          </table:table-cell>
          <table:table-cell table:style-name="ce52" office:value-type="string" calcext:value-type="string">
            <text:p>ArtsyVisions.com – Mulder &amp; Skully</text:p>
          </table:table-cell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52" office:value-type="string" calcext:value-type="string">
            <text:p>Goodreads – Politicans 2019 bookshelf</text:p>
          </table:table-cell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60" office:value-type="string" calcext:value-type="string">
            <text:p>Groja.com – About</text:p>
          </table:table-cell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52" office:value-type="string" calcext:value-type="string">
            <text:p>SeeOurMinds – Galleries – All</text:p>
          </table:table-cell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H</text:p>
          </table:table-cell>
          <table:table-cell table:style-name="ce52" office:value-type="string" calcext:value-type="string">
            <text:p>SeeOurMinds – Home page</text:p>
          </table:table-cell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QZ</text:p>
          </table:table-cell>
          <table:table-cell table:style-name="ce52" office:value-type="string" calcext:value-type="string">
            <text:p>SeeOurMinds – Quiz</text:p>
          </table:table-cell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 table:number-columns-repeated="2"/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4">
          <table:table-cell table:style-name="ce34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ce35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4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34"/>
          <table:table-cell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35"/>
          <table:table-cell table:number-columns-repeated="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35"/>
          <table:table-cell table:style-name="ce11" table:number-columns-repeated="3"/>
          <table:table-cell/>
          <table:table-cell table:style-name="ce67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35"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33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6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89"/>
          <table:table-cell/>
          <table:table-cell table:style-name="ce89"/>
          <table:table-cell/>
          <table:table-cell table:style-name="ce89"/>
          <table:table-cell/>
          <table:table-cell table:style-name="ce89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89"/>
          <table:table-cell/>
          <table:table-cell table:style-name="ce89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2" table:default-cell-style-name="Default"/>
        <table:table-column table:style-name="co27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07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99" office:value-type="string" calcext:value-type="string">
            <text:p>Oct. 17, 2019 – after debate, 1 of 5</text:p>
          </table:table-cell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9"/>
          <table:table-cell table:style-name="ce76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5" office:value-type="string" calcext:value-type="string">
            <text:p>free_ebook_days-01.txt</text:p>
          </table:table-cell>
          <table:table-cell table:style-name="ce11" table:number-columns-repeated="1007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08"/>
          <table:table-cell table:style-name="ce76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5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08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5" office:value-type="string" calcext:value-type="string">
            <text:p><text:span text:style-name="T14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<text:span text:style-name="T10">Text announcement on </text:span><text:span text:style-name="T11">better together </text:span>slack</text:p>
          </table:table-cell>
          <table:table-cell table:style-name="ce108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5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08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5" office:value-type="string" calcext:value-type="string">
            <text:p><text:span text:style-name="T14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08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5" office:value-type="string" calcext:value-type="string">
            <text:p><text:span text:style-name="T14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100" office:value-type="string" calcext:value-type="string">
            <text:p>Nov. 20-21, 2019 – day of and after fifth debate, 2-3 of 5</text:p>
          </table:table-cell>
          <table:table-cell table:style-name="ce102"/>
          <table:table-cell table:style-name="ce36"/>
          <table:table-cell table:style-name="ce43"/>
          <table:table-cell table:style-name="ce118"/>
          <table:table-cell table:style-name="ce87"/>
          <table:table-cell table:style-name="ce118"/>
          <table:table-cell table:style-name="ce87"/>
          <table:table-cell table:style-name="ce118"/>
          <table:table-cell table:style-name="ce87"/>
          <table:table-cell table:style-name="ce118"/>
          <table:table-cell table:style-name="ce87"/>
          <table:table-cell table:style-name="ce118"/>
          <table:table-cell table:style-name="ce87"/>
          <table:table-cell table:style-name="ce118"/>
          <table:table-cell table:style-name="ce87"/>
          <table:table-cell table:style-name="ce104"/>
          <table:table-cell table:number-columns-repeated="1007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9"/>
          <table:table-cell table:style-name="ce76" office:value-type="date" office:date-value="2019-11-18" calcext:value-type="date">
            <text:p>11-18</text:p>
          </table:table-cell>
          <table:table-cell table:style-name="ce119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19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19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09"/>
          <table:table-cell table:style-name="ce76" office:value-type="date" office:date-value="2019-11-19" calcext:value-type="date">
            <text:p>11-19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8"/>
          <table:table-cell table:style-name="ce76" office:value-type="date" office:date-value="2019-11-20" calcext:value-type="date">
            <text:p>11-20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8"/>
          <table:table-cell table:style-name="ce76" office:value-type="date" office:date-value="2019-11-20" calcext:value-type="date">
            <text:p>11-20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9"/>
          <table:table-cell table:style-name="ce76" office:value-type="date" office:date-value="2019-11-20" calcext:value-type="date">
            <text:p>11-20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8"/>
          <table:table-cell table:style-name="ce76" office:value-type="date" office:date-value="2019-11-21" calcext:value-type="date">
            <text:p>11-21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101"/>
          <table:table-cell table:style-name="ce103" office:value-type="string" calcext:value-type="string">
            <text:p>Text – Free Ebook Days, day 2</text:p>
          </table:table-cell>
          <table:table-cell table:style-name="ce110"/>
          <table:table-cell table:style-name="ce73" office:value-type="date" office:date-value="2019-11-21" calcext:value-type="date">
            <text:p>11-21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85" office:value-type="time" office:time-value="PT19H30M00S" calcext:value-type="time">
            <text:p>07:30 P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85" office:value-type="time" office:time-value="PT19H30M00S" calcext:value-type="time">
            <text:p>07:30 P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85" office:value-type="time" office:time-value="PT19H30M00S" calcext:value-type="time">
            <text:p>07:30 PM</text:p>
          </table:table-cell>
          <table:table-cell table:number-columns-repeated="6" table:style-name="ce124" office:value-type="string" calcext:value-type="string">
            <text:p>N/A</text:p>
          </table:table-cell>
          <table:table-cell table:style-name="ce103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08"/>
        </table:table-row>
        <table:table-row table:style-name="ro5">
          <table:table-cell table:style-name="ce100" office:value-type="string" calcext:value-type="string">
            <text:p>Feb. 19, 2020 – Ninth Debate, 1 of 5</text:p>
          </table:table-cell>
          <table:table-cell table:style-name="ce104"/>
          <table:table-cell table:style-name="ce111"/>
          <table:table-cell table:style-name="ce114"/>
          <table:table-cell table:style-name="ce121"/>
          <table:table-cell table:style-name="ce87"/>
          <table:table-cell table:style-name="ce121"/>
          <table:table-cell table:style-name="ce87"/>
          <table:table-cell table:style-name="ce121"/>
          <table:table-cell table:style-name="ce87"/>
          <table:table-cell table:style-name="ce121"/>
          <table:table-cell table:style-name="ce87"/>
          <table:table-cell table:style-name="ce121"/>
          <table:table-cell table:style-name="ce87"/>
          <table:table-cell table:style-name="ce121"/>
          <table:table-cell table:style-name="ce87"/>
          <table:table-cell table:style-name="ce104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08" office:value-type="string" calcext:value-type="string">
            <text:p>Sun</text:p>
          </table:table-cell>
          <table:table-cell table:style-name="ce113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8" office:value-type="string" calcext:value-type="string">
            <text:p>Tue</text:p>
          </table:table-cell>
          <table:table-cell table:style-name="ce113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early</text:p>
          </table:table-cell>
          <table:table-cell table:style-name="ce108" office:value-type="string" calcext:value-type="string">
            <text:p>Wed</text:p>
          </table:table-cell>
          <table:table-cell table:style-name="ce113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105" office:value-type="string" calcext:value-type="string">
            <text:p><text:span text:style-name="T12">After debate – </text:span><text:span text:style-name="T13">one and few offs</text:span><text:span text:style-name="T3"> </text:span>– primary_voters/02-…</text:p>
          </table:table-cell>
          <table:table-cell table:style-name="ce112" office:value-type="string" calcext:value-type="string">
            <text:p>Fri</text:p>
          </table:table-cell>
          <table:table-cell table:style-name="ce115" office:value-type="date" office:date-value="2020-02-21" calcext:value-type="date">
            <text:p>02-21</text:p>
          </table:table-cell>
          <table:table-cell table:number-columns-repeated="12" table:style-name="ce112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99" office:value-type="string" calcext:value-type="string">
            <text:p>Feb. 25, 2020 – Tenth Debate, 2 of 5</text:p>
          </table:table-cell>
          <table:table-cell table:style-name="ce7"/>
          <table:table-cell table:style-name="ce108"/>
          <table:table-cell table:style-name="ce113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6"/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8" office:value-type="string" calcext:value-type="string">
            <text:p>Mon</text:p>
          </table:table-cell>
          <table:table-cell table:style-name="ce113" office:value-type="date" office:date-value="2020-02-24" calcext:value-type="date">
            <text:p>02-24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106" office:value-type="string" calcext:value-type="string">
            <text:p>Day of debate – early</text:p>
          </table:table-cell>
          <table:table-cell table:style-name="ce108" office:value-type="string" calcext:value-type="string">
            <text:p>Tue</text:p>
          </table:table-cell>
          <table:table-cell table:style-name="ce113" office:value-type="date" office:date-value="2020-02-25" calcext:value-type="date">
            <text:p>02-25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7">
          <table:table-cell/>
          <table:table-cell table:style-name="ce98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112" office:value-type="string" calcext:value-type="string">
            <text:p>Fri</text:p>
          </table:table-cell>
          <table:table-cell table:style-name="ce115" office:value-type="date" office:date-value="2020-02-28" calcext:value-type="date">
            <text:p>02-28</text:p>
          </table:table-cell>
          <table:table-cell table:number-columns-repeated="12" table:style-name="ce112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99" office:value-type="string" calcext:value-type="string">
            <text:p>Mar. 2-3, 2020 – Super Tuesday Eve &amp; Day, 3-4 of 5</text:p>
          </table:table-cell>
          <table:table-cell table:style-name="ce7"/>
          <table:table-cell table:style-name="ce108"/>
          <table:table-cell table:style-name="ce113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style-name="ce126"/>
          <table:table-cell table:number-columns-repeated="1007"/>
        </table:table-row>
        <table:table-row table:style-name="ro5">
          <table:table-cell table:style-name="ce99"/>
          <table:table-cell table:style-name="ce7" office:value-type="string" calcext:value-type="string">
            <text:p>Day before free ebook days start</text:p>
          </table:table-cell>
          <table:table-cell table:style-name="ce108" office:value-type="string" calcext:value-type="string">
            <text:p>Sun</text:p>
          </table:table-cell>
          <table:table-cell table:style-name="ce113" office:value-type="date" office:date-value="2020-03-01" calcext:value-type="date">
            <text:p>03-01</text:p>
          </table:table-cell>
          <table:table-cell table:style-name="ce12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08" office:value-type="string" calcext:value-type="string">
            <text:p>Mon</text:p>
          </table:table-cell>
          <table:table-cell table:style-name="ce45" office:value-type="date" office:date-value="2020-03-02" calcext:value-type="date">
            <text:p>03-02</text:p>
          </table:table-cell>
          <table:table-cell table:style-name="ce12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7">
          <table:table-cell table:style-name="ce101"/>
          <table:table-cell table:style-name="ce103" office:value-type="string" calcext:value-type="string">
            <text:p>Last free ebook day</text:p>
          </table:table-cell>
          <table:table-cell table:style-name="ce110" office:value-type="string" calcext:value-type="string">
            <text:p>Tue</text:p>
          </table:table-cell>
          <table:table-cell table:style-name="ce116" office:value-type="date" office:date-value="2020-03-03" calcext:value-type="date">
            <text:p>03-03</text:p>
          </table:table-cell>
          <table:table-cell table:style-name="ce123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3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3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3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3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3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03" office:value-type="string" calcext:value-type="string">
            <text:p>08-super_tuesday_day</text:p>
          </table:table-cell>
          <table:table-cell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 table:number-columns-repeated="3"/>
          <table:table-cell table:style-name="ce45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4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11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/>
          <table:table-cell table:style-name="ce108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09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52">
          <table:table-cell/>
          <table:table-cell table:style-name="ce7"/>
          <table:table-cell table:style-name="ce108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8" table:number-columns-repeated="2" table:default-cell-style-name="ce22"/>
        <table:table-column table:style-name="co29" table:default-cell-style-name="ce131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28"/>
          <table:table-cell table:style-name="ce55"/>
          <table:table-cell table:style-name="ce11"/>
          <table:table-cell table:style-name="ce21"/>
          <table:table-cell table:style-name="ce77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07" office:value-type="string" calcext:value-type="string" table:number-columns-spanned="2" table:number-rows-spanned="1">
            <text:p>Day to</text:p>
          </table:table-cell>
          <table:covered-table-cell/>
          <table:table-cell table:style-name="ce129"/>
          <table:table-cell table:style-name="ce51" office:value-type="string" calcext:value-type="string">
            <text:p>Image Content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0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30" office:value-type="string" calcext:value-type="string">
            <text:p>Subdirectory</text:p>
          </table:table-cell>
          <table:table-cell table:style-name="ce51" office:value-type="string" calcext:value-type="string">
            <text:p>Or Text Fi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2" office:value-type="string" calcext:value-type="string">
            <text:p>Sell GoT Paperback</text:p>
          </table:table-cell>
          <table:table-cell table:style-name="ce136" office:value-type="string" calcext:value-type="string">
            <text:p>See few-offs sheet</text:p>
          </table:table-cell>
          <table:table-cell table:number-columns-repeated="12" table:style-name="ce136" office:value-type="string" calcext:value-type="string">
            <text:p>[few-offs]</text:p>
          </table:table-cell>
          <table:table-cell table:style-name="ce9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32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36" office:value-type="string" calcext:value-type="string">
            <text:p>GR politicians-2020</text:p>
          </table:table-cell>
          <table:table-cell table:number-columns-repeated="2" table:style-name="ce136" office:value-type="string" calcext:value-type="string">
            <text:p>N/A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6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6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6" office:value-type="time" office:time-value="PT11H59M00S" calcext:value-type="time">
            <text:p>11:59 AM</text:p>
          </table:table-cell>
          <table:table-cell table:number-columns-repeated="4" table:style-name="ce136" office:value-type="string" calcext:value-type="string">
            <text:p>N/A</text:p>
          </table:table-cell>
          <table:table-cell table:style-name="ce140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32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8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8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8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8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8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8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32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36" office:value-type="string" calcext:value-type="string">
            <text:p>GR review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6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6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6" office:value-type="time" office:time-value="PT21H40M00S" calcext:value-type="time">
            <text:p>09:40 PM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12">
          <table:table-cell table:style-name="ce38" office:value-type="string" calcext:value-type="string">
            <text:p>Fri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3" office:value-type="string" calcext:value-type="string">
            <text:p>primary_voters</text:p>
          </table:table-cell>
          <table:table-cell table:style-name="ce135" office:value-type="string" calcext:value-type="string">
            <text:p>02-primary_voters-after-ninth_debate – <text:span text:style-name="T15">early</text:span></text:p>
          </table:table-cell>
          <table:table-cell table:style-name="ce38" office:value-type="string" calcext:value-type="string">
            <text:p>VPP on amazon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9" office:value-type="time" office:time-value="PT08H30M00S" calcext:value-type="time">
            <text:p>08:30 AM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9" office:value-type="time" office:time-value="PT08H30M00S" calcext:value-type="time">
            <text:p>08:30 AM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9" office:value-type="time" office:time-value="PT08H30M00S" calcext:value-type="time">
            <text:p>08:30 AM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9" office:value-type="time" office:time-value="PT08H30M00S" calcext:value-type="time">
            <text:p>08:30 AM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9" office:value-type="time" office:time-value="PT08H30M00S" calcext:value-type="time">
            <text:p>08:30 AM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9" office:value-type="time" office:time-value="PT08H30M00S" calcext:value-type="time">
            <text:p>08:30 AM</text:p>
          </table:table-cell>
          <table:table-cell table:style-name="ce98" office:value-type="string" calcext:value-type="string">
            <text:p>http://bit.ly/twh-vpp2019</text:p>
          </table:table-cell>
          <table:table-cell table:style-name="ce98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5" office:value-type="date" office:date-value="2020-02-28" calcext:value-type="date">
            <text:p>02-28</text:p>
          </table:table-cell>
          <table:table-cell table:style-name="ce132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27" office:value-type="date" office:date-value="2020-02-28" calcext:value-type="date">
            <text:p>02-28</text:p>
          </table:table-cell>
          <table:table-cell table:style-name="ce138" office:value-type="time" office:time-value="PT11H10M00S" calcext:value-type="time">
            <text:p>11:10 AM</text:p>
          </table:table-cell>
          <table:table-cell table:style-name="ce127" office:value-type="date" office:date-value="2020-02-28" calcext:value-type="date">
            <text:p>02-28</text:p>
          </table:table-cell>
          <table:table-cell table:style-name="ce138" office:value-type="time" office:time-value="PT11H10M00S" calcext:value-type="time">
            <text:p>11:10 AM</text:p>
          </table:table-cell>
          <table:table-cell table:style-name="ce127" office:value-type="date" office:date-value="2020-02-28" calcext:value-type="date">
            <text:p>02-28</text:p>
          </table:table-cell>
          <table:table-cell table:style-name="ce138" office:value-type="time" office:time-value="PT11H10M00S" calcext:value-type="time">
            <text:p>11:10 AM</text:p>
          </table:table-cell>
          <table:table-cell table:style-name="ce127" office:value-type="date" office:date-value="2020-02-28" calcext:value-type="date">
            <text:p>02-28</text:p>
          </table:table-cell>
          <table:table-cell table:style-name="ce138" office:value-type="time" office:time-value="PT11H10M00S" calcext:value-type="time">
            <text:p>11:10 AM</text:p>
          </table:table-cell>
          <table:table-cell table:style-name="ce127" office:value-type="date" office:date-value="2020-02-28" calcext:value-type="date">
            <text:p>02-28</text:p>
          </table:table-cell>
          <table:table-cell table:style-name="ce138" office:value-type="time" office:time-value="PT11H10M00S" calcext:value-type="time">
            <text:p>11:10 AM</text:p>
          </table:table-cell>
          <table:table-cell table:style-name="ce127" office:value-type="date" office:date-value="2020-02-28" calcext:value-type="date">
            <text:p>02-28</text:p>
          </table:table-cell>
          <table:table-cell table:style-name="ce138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2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36" office:value-type="string" calcext:value-type="string">
            <text:p>See few-offs sheet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9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4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3"/>
          <table:table-cell table:style-name="ce52"/>
          <table:table-cell table:style-name="ce49"/>
          <table:table-cell table:style-name="ce147"/>
          <table:table-cell table:style-name="ce11"/>
          <table:table-cell table:style-name="ce77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2" office:value-type="string" calcext:value-type="string">
            <text:p>Seq.</text:p>
          </table:table-cell>
          <table:table-cell table:style-name="ce51" table:number-columns-repeated="2"/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2" office:value-type="string" calcext:value-type="string">
            <text:p>No.</text:p>
          </table:table-cell>
          <table:table-cell table:style-name="ce51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</table:table-row>
        <table:table-row table:style-name="ro4">
          <table:table-cell table:style-name="ce141" office:value-type="string" calcext:value-type="string">
            <text:p>got_christmas</text:p>
          </table:table-cell>
          <table:table-cell table:style-name="ce142"/>
          <table:table-cell table:style-name="ce145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2" table:number-columns-repeated="13"/>
          <table:table-cell table:style-name="ce91"/>
        </table:table-row>
        <table:table-row table:style-name="ro5">
          <table:table-cell/>
          <table:table-cell table:style-name="ce143" office:value-type="float" office:value="1" calcext:value-type="float">
            <text:p>1</text:p>
          </table:table-cell>
          <table:table-cell table:style-name="ce52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136" office:value-type="string" calcext:value-type="string">
            <text:p>VGoTP <text:s/>book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86" office:value-type="time" office:time-value="PT22H00M00S" calcext:value-type="time">
            <text:p>10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44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36" office:value-type="string" calcext:value-type="string">
            <text:p>VGoTP book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86" office:value-type="time" office:time-value="PT13H30M00S" calcext:value-type="time">
            <text:p>01:3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86" office:value-type="time" office:time-value="PT13H30M00S" calcext:value-type="time">
            <text:p>01:3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86" office:value-type="time" office:time-value="PT13H30M00S" calcext:value-type="time">
            <text:p>01:3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86" office:value-type="time" office:time-value="PT13H40M00S" calcext:value-type="time">
            <text:p>01:4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86" office:value-type="time" office:time-value="PT13H40M00S" calcext:value-type="time">
            <text:p>01:4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86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44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36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44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36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8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8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8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8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8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8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44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36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8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8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8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8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8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8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4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32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46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46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4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4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44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53"/>
        <table:table-column table:style-name="co1" table:default-cell-style-name="ce153"/>
        <table:table-column table:style-name="co49" table:default-cell-style-name="ce159"/>
        <table:table-column table:style-name="co50" table:default-cell-style-name="ce9"/>
        <table:table-column table:style-name="co51" table:default-cell-style-name="ce109"/>
        <table:table-column table:style-name="co52" table:default-cell-style-name="ce166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3" table:number-columns-repeated="2"/>
          <table:table-cell table:style-name="ce154"/>
          <table:table-cell table:style-name="ce52"/>
          <table:table-cell table:style-name="ce49"/>
          <table:table-cell table:style-name="ce147"/>
          <table:table-cell table:style-name="ce21"/>
          <table:table-cell table:style-name="ce77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09"/>
          <table:table-cell table:number-columns-repeated="1006"/>
        </table:table-row>
        <table:table-row table:style-name="ro4">
          <table:table-cell table:style-name="ce149" office:value-type="string" calcext:value-type="string">
            <text:p>Post</text:p>
          </table:table-cell>
          <table:table-cell table:style-name="ce62" office:value-type="string" calcext:value-type="string" table:number-columns-spanned="3" table:number-rows-spanned="1">
            <text:p>Day to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Images to Compare</text:p>
          </table:table-cell>
          <table:table-cell table:style-name="ce51" office:value-type="string" calcext:value-type="string">
            <text:p>Theme</text:p>
          </table:table-cell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173" table:number-columns-repeated="1005"/>
        </table:table-row>
        <table:table-row table:style-name="ro4">
          <table:table-cell table:style-name="ce149" office:value-type="string" calcext:value-type="string">
            <text:p>Num</text:p>
          </table:table-cell>
          <table:table-cell table:style-name="ce62" office:value-type="string" calcext:value-type="string" table:number-columns-spanned="3" table:number-rows-spanned="1">
            <text:p>Drip It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  <table:table-cell table:style-name="ce173" table:number-columns-repeated="1004"/>
        </table:table-row>
        <table:table-row table:style-name="ro5">
          <table:table-cell table:style-name="ce144" office:value-type="float" office:value="1" calcext:value-type="float">
            <text:p>1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Mon</text:p>
          </table:table-cell>
          <table:table-cell table:style-name="ce155" office:value-type="date" office:date-value="2019-12-09" calcext:value-type="date">
            <text:p>12-09</text:p>
          </table:table-cell>
          <table:table-cell table:style-name="ce160" office:value-type="string" calcext:value-type="string">
            <text:p><text:span text:style-name="T16">George Washington &amp; </text:span><text:span text:style-name="T1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136" office:value-type="string" calcext:value-type="string">
            <text:p>VPP book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44" office:value-type="float" office:value="2" calcext:value-type="float">
            <text:p>2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Mon</text:p>
          </table:table-cell>
          <table:table-cell table:style-name="ce155" office:value-type="date" office:date-value="2019-12-09" calcext:value-type="date">
            <text:p>12-09</text:p>
          </table:table-cell>
          <table:table-cell table:style-name="ce52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165" office:value-type="string" calcext:value-type="string">
            <text:p>image on so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44" office:value-type="float" office:value="3" calcext:value-type="float">
            <text:p>3</text:p>
          </table:table-cell>
          <table:table-cell table:style-name="ce151" office:value-type="float" office:value="2" calcext:value-type="float">
            <text:p>2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10" calcext:value-type="date">
            <text:p>12-10</text:p>
          </table:table-cell>
          <table:table-cell table:style-name="ce52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44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Tue</text:p>
          </table:table-cell>
          <table:table-cell table:style-name="ce155" office:value-type="date" office:date-value="2019-12-10" calcext:value-type="date">
            <text:p>12-10</text:p>
          </table:table-cell>
          <table:table-cell table:style-name="ce52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44" table:number-columns-repeated="3"/>
          <table:table-cell table:style-name="ce156"/>
          <table:table-cell table:style-name="Default"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5" calcext:value-type="float">
            <text:p>5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1" calcext:value-type="date">
            <text:p>12-11</text:p>
          </table:table-cell>
          <table:table-cell table:style-name="ce161" office:value-type="string" calcext:value-type="string">
            <text:p><text:span text:style-name="T16">Alexander Hamilton &amp; </text:span><text:span text:style-name="T1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3" calcext:value-type="float">
            <text:p>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4" calcext:value-type="float">
            <text:p>4</text:p>
          </table:table-cell>
          <table:table-cell table:style-name="ce151" office:value-type="string" calcext:value-type="string">
            <text:p>Thu</text:p>
          </table:table-cell>
          <table:table-cell table:style-name="ce157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50" table:number-columns-repeated="3"/>
          <table:table-cell table:style-name="ce158"/>
          <table:table-cell table:style-name="ce162"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41"/>
          <table:table-cell table:style-name="ce172"/>
          <table:table-cell table:style-name="ce162" table:number-columns-repeated="1005"/>
        </table:table-row>
        <table:table-row table:style-name="ro7">
          <table:table-cell table:style-name="ce144" office:value-type="float" office:value="8" calcext:value-type="float">
            <text:p>8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Thu</text:p>
          </table:table-cell>
          <table:table-cell table:style-name="ce157" office:value-type="date" office:date-value="2019-12-12" calcext:value-type="date">
            <text:p>12-12</text:p>
          </table:table-cell>
          <table:table-cell table:style-name="ce161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9" calcext:value-type="float">
            <text:p>9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Thu</text:p>
          </table:table-cell>
          <table:table-cell table:style-name="ce157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44" office:value-type="float" office:value="10" calcext:value-type="float">
            <text:p>10</text:p>
          </table:table-cell>
          <table:table-cell table:style-name="ce150" office:value-type="float" office:value="5" calcext:value-type="float">
            <text:p>5</text:p>
          </table:table-cell>
          <table:table-cell table:style-name="ce144" office:value-type="string" calcext:value-type="string">
            <text:p>Fri</text:p>
          </table:table-cell>
          <table:table-cell table:style-name="ce156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1" calcext:value-type="float">
            <text:p>11</text:p>
          </table:table-cell>
          <table:table-cell table:style-name="ce150" office:value-type="float" office:value="5" calcext:value-type="float">
            <text:p>5</text:p>
          </table:table-cell>
          <table:table-cell table:style-name="ce144" office:value-type="string" calcext:value-type="string">
            <text:p>Sat</text:p>
          </table:table-cell>
          <table:table-cell table:style-name="ce156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0"/>
          <table:table-cell table:style-name="ce144"/>
          <table:table-cell table:style-name="ce156"/>
          <table:table-cell table:number-columns-repeated="2"/>
          <table:table-cell table:style-name="ce136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table:number-columns-repeated="3"/>
          <table:table-cell table:style-name="ce156"/>
          <table:table-cell table:style-name="Default"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12" calcext:value-type="float">
            <text:p>12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16" calcext:value-type="date">
            <text:p>12-16</text:p>
          </table:table-cell>
          <table:table-cell table:style-name="ce161" office:value-type="string" calcext:value-type="string">
            <text:p><text:span text:style-name="T16">Patrick Henry &amp; </text:span><text:span text:style-name="T1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3" calcext:value-type="float">
            <text:p>13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44" office:value-type="float" office:value="14" calcext:value-type="float">
            <text:p>14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15" calcext:value-type="float">
            <text:p>15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17" calcext:value-type="date">
            <text:p>12-17</text:p>
          </table:table-cell>
          <table:table-cell table:style-name="ce161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6" calcext:value-type="float">
            <text:p>16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44" office:value-type="float" office:value="17" calcext:value-type="float">
            <text:p>17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20H40M00S" calcext:value-type="time">
            <text:p>08:4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8" calcext:value-type="float">
            <text:p>18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9" calcext:value-type="float">
            <text:p>19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6H50M00S" calcext:value-type="time">
            <text:p>04:5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0" calcext:value-type="float">
            <text:p>10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10" calcext:value-type="float">
            <text:p>10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45M00S" calcext:value-type="time">
            <text:p>03:4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44" table:number-columns-repeated="2"/>
          <table:table-cell table:style-name="ce151"/>
          <table:table-cell table:style-name="ce157"/>
          <table:table-cell table:number-columns-repeated="2"/>
          <table:table-cell table:style-name="ce136"/>
          <table:table-cell table:style-name="ce168"/>
          <table:table-cell table:style-name="ce171"/>
          <table:table-cell table:style-name="ce167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table:number-columns-repeated="3"/>
          <table:table-cell table:style-name="ce156"/>
          <table:table-cell table:style-name="Default" table:number-columns-repeated="3"/>
          <table:table-cell table:style-name="ce168"/>
          <table:table-cell table:style-name="ce171"/>
          <table:table-cell table:style-name="ce167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50" office:value-type="float" office:value="22" calcext:value-type="float">
            <text:p>22</text:p>
          </table:table-cell>
          <table:table-cell table:style-name="ce152" office:value-type="float" office:value="11" calcext:value-type="float">
            <text:p>11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23" calcext:value-type="date">
            <text:p>12-23</text:p>
          </table:table-cell>
          <table:table-cell table:style-name="ce163" office:value-type="string" calcext:value-type="string">
            <text:p>Ben Franklin &amp; Cory Booker – 6/8</text:p>
          </table:table-cell>
          <table:table-cell table:style-name="ce164" office:value-type="string" calcext:value-type="string">
            <text:p>Lifelong Learners’</text:p>
          </table:table-cell>
          <table:table-cell table:style-name="ce165" office:value-type="string" calcext:value-type="string">
            <text:p>image on so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67" office:value-type="date" office:date-value="2019-12-28" calcext:value-type="date">
            <text:p>2019-12-28</text:p>
          </table:table-cell>
          <table:table-cell table:style-name="ce171" office:value-type="time" office:time-value="PT10H40M00S" calcext:value-type="time">
            <text:p>10:40 A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62" office:value-type="string" calcext:value-type="string">
            <text:p>seeourminds.com/image/4900-politicians-founding_fathers/4902/</text:p>
          </table:table-cell>
          <table:table-cell table:style-name="ce162" table:number-columns-repeated="1004"/>
        </table:table-row>
        <table:table-row table:style-name="ro7">
          <table:table-cell table:style-name="ce144" office:value-type="float" office:value="23" calcext:value-type="float">
            <text:p>23</text:p>
          </table:table-cell>
          <table:table-cell table:style-name="ce151" office:value-type="float" office:value="11" calcext:value-type="float">
            <text:p>11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5" office:value-type="string" calcext:value-type="string">
            <text:p>image on so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67" office:value-type="date" office:date-value="2019-12-28" calcext:value-type="date">
            <text:p>2019-12-28</text:p>
          </table:table-cell>
          <table:table-cell table:style-name="ce171" office:value-type="time" office:time-value="PT18H35M00S" calcext:value-type="time">
            <text:p>06:35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2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44" office:value-type="float" office:value="24" calcext:value-type="float">
            <text:p>24</text:p>
          </table:table-cell>
          <table:table-cell table:style-name="ce151" office:value-type="float" office:value="12" calcext:value-type="float">
            <text:p>12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9" calcext:value-type="date">
            <text:p>2019-12-29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7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25" calcext:value-type="float">
            <text:p>25</text:p>
          </table:table-cell>
          <table:table-cell table:style-name="ce151" office:value-type="float" office:value="12" calcext:value-type="float">
            <text:p>12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24" calcext:value-type="date">
            <text:p>12-24</text:p>
          </table:table-cell>
          <table:table-cell table:style-name="ce161" office:value-type="string" calcext:value-type="string">
            <text:p><text:span text:style-name="T16">Daenerys Stormborn &amp; </text:span><text:span text:style-name="T1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9" calcext:value-type="date">
            <text:p>2019-12-29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26" calcext:value-type="float">
            <text:p>26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30" calcext:value-type="date">
            <text:p>2019-12-30</text:p>
          </table:table-cell>
          <table:table-cell table:style-name="ce171" office:value-type="time" office:time-value="PT10H30M00S" calcext:value-type="time">
            <text:p>10:30 A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44" office:value-type="float" office:value="27" calcext:value-type="float">
            <text:p>27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30" calcext:value-type="date">
            <text:p>2019-12-30</text:p>
          </table:table-cell>
          <table:table-cell table:style-name="ce171" office:value-type="time" office:time-value="PT16H20M00S" calcext:value-type="time">
            <text:p>04:2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2"/>
          <table:table-cell table:style-name="ce136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28" calcext:value-type="float">
            <text:p>28</text:p>
          </table:table-cell>
          <table:table-cell table:style-name="ce151" office:value-type="float" office:value="14" calcext:value-type="float">
            <text:p>14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26" calcext:value-type="date">
            <text:p>12-26</text:p>
          </table:table-cell>
          <table:table-cell table:style-name="ce161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167" office:value-type="date" office:date-value="2019-12-31" calcext:value-type="date">
            <text:p>2019-12-31</text:p>
          </table:table-cell>
          <table:table-cell table:style-name="ce171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44" office:value-type="float" office:value="29" calcext:value-type="float">
            <text:p>29</text:p>
          </table:table-cell>
          <table:table-cell table:style-name="ce151" office:value-type="float" office:value="14" calcext:value-type="float">
            <text:p>14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167" office:value-type="date" office:date-value="2019-12-31" calcext:value-type="date">
            <text:p>2019-12-31</text:p>
          </table:table-cell>
          <table:table-cell table:style-name="ce171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50" office:value-type="float" office:value="30" calcext:value-type="float">
            <text:p>30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20-01-01" calcext:value-type="date">
            <text:p>2020-01-01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2" table:number-columns-repeated="1005"/>
        </table:table-row>
        <table:table-row table:style-name="ro7">
          <table:table-cell table:style-name="ce144" office:value-type="float" office:value="31" calcext:value-type="float">
            <text:p>31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20-01-02" calcext:value-type="date">
            <text:p>2020-01-02</text:p>
          </table:table-cell>
          <table:table-cell table:style-name="ce171" office:value-type="time" office:time-value="PT19H20M00S" calcext:value-type="time">
            <text:p>07:2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21.5" calcext:value-type="float">
            <text:p>21.5</text:p>
          </table:table-cell>
          <table:table-cell table:style-name="ce144" office:value-type="float" office:value="10.5" calcext:value-type="float">
            <text:p>10.5</text:p>
          </table:table-cell>
          <table:table-cell table:style-name="ce151" office:value-type="string" calcext:value-type="string">
            <text:p>Sun</text:p>
          </table:table-cell>
          <table:table-cell table:style-name="ce157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groja.com/about</text:p>
          </table:table-cell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 table:number-rows-repeated="34">
          <table:table-cell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 table:number-rows-repeated="25">
          <table:table-cell/>
          <table:table-cell table:style-name="ce151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0"/>
          <table:table-cell table:style-name="ce21" table:number-columns-repeated="2"/>
          <table:table-cell table:style-name="ce77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0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0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5" office:value-type="string" calcext:value-type="string">
            <text:p>Jon Snow and Ygritte</text:p>
          </table:table-cell>
          <table:table-cell/>
          <table:table-cell table:style-name="ce22"/>
          <table:table-cell table:style-name="ce52"/>
          <table:table-cell table:style-name="ce176"/>
          <table:table-cell table:style-name="ce62" table:number-columns-repeated="12"/>
          <table:table-cell table:style-name="ce91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5-04" calcext:value-type="date">
            <text:p>05-04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5-05" calcext:value-type="date">
            <text:p>05-05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5" office:value-type="date" office:date-value="2020-05-06" calcext:value-type="date">
            <text:p>05-06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5-07" calcext:value-type="date">
            <text:p>05-07</text:p>
          </table:table-cell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/>
          <table:table-cell table:style-name="ce22"/>
          <table:table-cell/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75" office:value-type="string" calcext:value-type="string">
            <text:p>Lucy and Ricky Ricardo</text:p>
          </table:table-cell>
          <table:table-cell/>
          <table:table-cell table:style-name="ce22"/>
          <table:table-cell table:style-name="ce52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75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75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75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75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75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75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77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7"/>
          <table:table-cell table:style-name="ce173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0"/>
          <table:table-cell table:number-columns-repeated="1009"/>
        </table:table-row>
        <table:table-row table:style-name="ro4">
          <table:table-cell table:style-name="ce62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 table:number-columns-repeated="11"/>
          <table:table-cell table:style-name="ce91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8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2" table:number-columns-repeated="10"/>
          <table:table-cell table:style-name="ce91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62" table:number-columns-repeated="10"/>
          <table:table-cell table:style-name="ce9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number-columns-repeated="10"/>
          <table:table-cell table:style-name="ce21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9">Patrick Henry</text:span><text:span text:style-name="T20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1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1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9"/>
          <table:table-cell/>
          <table:table-cell table:style-name="ce89"/>
          <table:table-cell/>
          <table:table-cell table:style-name="ce89"/>
          <table:table-cell/>
          <table:table-cell table:style-name="ce89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9"/>
          <table:table-cell/>
          <table:table-cell table:style-name="ce89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0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77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4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0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2"/>
          <table:table-cell table:style-name="ce62" table:number-columns-repeated="11"/>
          <table:table-cell table:style-name="ce9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Introduce process</text:p>
          </table:table-cell>
          <table:table-cell table:style-name="ce9"/>
          <table:table-cell table:style-name="ce62" table:number-columns-repeated="10"/>
          <table:table-cell table:style-name="ce9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Aspects of process evolve over time – Tom H 1987</text:p>
          </table:table-cell>
          <table:table-cell table:style-name="ce9"/>
          <table:table-cell table:style-name="ce62" table:number-columns-repeated="10"/>
          <table:table-cell table:style-name="ce9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 office:value-type="float" office:value="3" calcext:value-type="float">
            <text:p>3</text:p>
          </table:table-cell>
          <table:table-cell table:style-name="ce55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Groja Program</text:p>
          </table:table-cell>
          <table:table-cell table:style-name="ce62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 office:value-type="string" calcext:value-type="string">
            <text:p>Promotion</text:p>
          </table:table-cell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3"/>
          <table:table-cell table:style-name="ce55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3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9"/>
          <table:table-cell/>
          <table:table-cell table:style-name="ce89"/>
          <table:table-cell/>
          <table:table-cell table:style-name="ce89"/>
          <table:table-cell/>
          <table:table-cell table:style-name="ce8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9"/>
          <table:table-cell/>
          <table:table-cell table:style-name="ce8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35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5">00/00/0000</text:date>, <text:time style:data-style-name="N2" text:time-value="11:59:18.636958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3-05T12:16:23.003553106</dc:date>
    <meta:editing-duration>P76DT9H24M8S</meta:editing-duration>
    <meta:editing-cycles>1318</meta:editing-cycles>
    <meta:document-statistic meta:table-count="11" meta:cell-count="2313" meta:object-count="0"/>
  </office:meta>
</office:document-meta>
</file>